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b9d6" officeooo:paragraph-rsid="0017b9d6"/>
    </style:style>
    <style:style style:name="P2" style:family="paragraph" style:parent-style-name="Standard">
      <style:text-properties officeooo:rsid="001985fd" officeooo:paragraph-rsid="001985fd"/>
    </style:style>
    <style:style style:name="T1" style:family="text">
      <style:text-properties officeooo:rsid="001985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// Ubuntu</text:p>
      <text:p text:style-name="P1">1. sudo su <text:tab/>//Super User</text:p>
      <text:p text:style-name="P1"/>
      <text:p text:style-name="P1">//BeagleBone</text:p>
      <text:p text:style-name="P1">2. sudo route add default gw 192.168.7.1</text:p>
      <text:p text:style-name="P1"><text:s text:c="4"/>sudo route add default gw 192.168.6.1 </text:p>
      <text:p text:style-name="P1">&gt;&gt;pwd: temppwd</text:p>
      <text:p text:style-name="P1"/>
      <text:p text:style-name="P1">//Adding Default Gateway</text:p>
      <text:p text:style-name="P1"><text:tab/>6.1 // Machine’s Gateway</text:p>
      <text:p text:style-name="P1"><text:tab/>6.2 // BeagleBone’s Gateway</text:p>
      <text:p text:style-name="P1"/>
      <text:p text:style-name="P1">//Ubuntu</text:p>
      <text:p text:style-name="P1">3. echo 1 &gt; /proc/sys/net/ipv4/ip_forward</text:p>
      <text:p text:style-name="P1"/>
      <text:p text:style-name="P1">4. ifconfig <text:tab/>//IP Address</text:p>
      <text:p text:style-name="P1"/>
      <text:p text:style-name="P1">&gt;&gt;Copy IP Address <text:s/>//(wlo1 or wlp0) </text:p>
      <text:p text:style-name="P1"/>
      <text:p text:style-name="P1">//Ubuntu</text:p>
      <text:p text:style-name="P1">5. sudo iptables --table nat --append POSTROUTING --out-interface wlp0s20f3 -j MASQUERADE &gt;&gt;change wlp0 or wlo1 accordingly</text:p>
      <text:p text:style-name="P1"/>
      <text:p text:style-name="P1">//Ubuntu</text:p>
      <text:p text:style-name="P1">6. sudo iptables --append FORWARD --in-interface wlp0s20f3 -j ACCEPT</text:p>
      <text:p text:style-name="P1">&gt;&gt;change wlp0 or wlo1 accordingly</text:p>
      <text:p text:style-name="P1"/>
      <text:p text:style-name="P1">//BeagleBone</text:p>
      <text:p text:style-name="P1">7. sudo vim /etc/resolv.conf</text:p>
      <text:p text:style-name="P1"/>
      <text:p text:style-name="P1">&gt;&gt; A file is opened</text:p>
      <text:p text:style-name="P1">&gt;&gt; at last add:</text:p>
      <text:p text:style-name="P1"><text:tab/>&gt;&gt;nameserver 8.8.8.8 </text:p>
      <text:p text:style-name="P1"><text:tab/>&gt;&gt;nameserver 8.8.4.4</text:p>
      <text:p text:style-name="P1"/>
      <text:p text:style-name="P1">//<text:span text:style-name="T1">BeagleBone</text:span></text:p>
      <text:p text:style-name="P2">8. ping 8.8.8.8</text:p>
      <text:p text:style-name="P2"/>
      <text:p text:style-name="P2">&lt;Net Connected&gt;</text:p>
      <text:p text:style-name="P2"/>
      <text:p text:style-name="P2">//BeagleBone</text:p>
      <text:p text:style-name="P2">9. ping google.com</text:p>
      <text:p text:style-name="P2"/>
      <text:p text:style-name="P2">&lt;Install Headers&gt;</text:p>
      <text:p text:style-name="P2"/>
      <text:p text:style-name="P2">//BeagleBone</text:p>
      <text:p text:style-name="P2">10. sudo apt update</text:p>
      <text:p text:style-name="P2"/>
      <text:p text:style-name="P2">11. sudo apt install linux-headers-5.10.168-ti-r71 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18:10:02.927081603</meta:creation-date>
    <dc:date>2024-12-09T18:26:42.212298777</dc:date>
    <meta:editing-duration>PT5M25S</meta:editing-duration>
    <meta:editing-cycles>1</meta:editing-cycles>
    <meta:generator>LibreOffice/24.2.6.2$Linux_X86_64 LibreOffice_project/420$Build-2</meta:generator>
    <meta:document-statistic meta:table-count="0" meta:image-count="0" meta:object-count="0" meta:page-count="1" meta:paragraph-count="33" meta:word-count="127" meta:character-count="856" meta:non-whitespace-character-count="752"/>
  </office:meta>
</office:document-meta>
</file>